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c9caa" officeooo:paragraph-rsid="00138813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02903" officeooo:paragraph-rsid="00102903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102903" officeooo:paragraph-rsid="00102903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102903" officeooo:paragraph-rsid="00102903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normal" officeooo:rsid="00102903" officeooo:paragraph-rsid="0017f0fc" style:font-weight-asian="normal" style:font-weight-complex="normal"/>
    </style:style>
    <style:style style:name="T1" style:family="text">
      <style:text-properties officeooo:rsid="001295fc"/>
    </style:style>
    <style:style style:name="T2" style:family="text">
      <style:text-properties style:text-underline-style="solid" style:text-underline-width="auto" style:text-underline-color="font-color" officeooo:rsid="001295fc"/>
    </style:style>
    <style:style style:name="T3" style:family="text">
      <style:text-properties style:text-underline-style="solid" style:text-underline-width="auto" style:text-underline-color="font-color" fo:font-weight="bold" officeooo:rsid="0017f0fc" style:font-weight-asian="bold" style:font-weight-complex="bold"/>
    </style:style>
    <style:style style:name="T4" style:family="text">
      <style:text-properties officeooo:rsid="0017906a"/>
    </style:style>
    <style:style style:name="T5" style:family="text">
      <style:text-properties officeooo:rsid="0017f0f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jercicio 2:</text:p>
      <text:p text:style-name="P3"><text:tab/><text:span text:style-name="T1">Para este ejercicio realizamos las siguiente suposiciones: el valor de la variable ‘id’ es inicializada a 0, el tiempo aleatorio que esperan los hijos es un valor entre 0 y 1 segundos ( 0 , 0.1, 0.2 …) y la impresión </text:span><text:span text:style-name="T2">no</text:span><text:span text:style-name="T1"> se realiza desde el manejador de la señal para evitar el uso de variables globales, en vez de ello realizamos un ‘pause()’ seguido de la impresión.</text:span></text:p>
      <text:p text:style-name="P3"><text:tab/><text:span text:style-name="T1">El principal fallo en el planteamiento de este ejercicio es no hacer referencia a la sincronización de los procesos, tanto entre los hijos como entre los hijos y el padre. Si no se tiene en cuenta la concurrencia de procesos pueden ocurrir comportamientos inesperados, entre ellos: <text:s/>Al solicitar información por línea de comando la impresión de la solicitud y la lectura se ven totalmente descoordinados, el acceso a la zona de memoria compartida puede ser corrompida si varios hijos intentan escribir al mismo tiempo sobre la variable o si intentan escribir mientras el padre lee, además puede ocurrir que la información de <text:s/>un hijo no se imprima si el padre esta imprimiendo mientras el hijo termina su ejecución.</text:span></text:p>
      <text:p text:style-name="P3"><text:tab/><text:span text:style-name="T4">Podemos concluir que la sincronización entre procesos es fundamental cuando se trata con el acceso a memoria compartida.</text:span></text:p>
      <text:p text:style-name="P3"/>
      <text:p text:style-name="P5"><text:span text:style-name="T3">Libreria de semáforos:</text:span></text:p>
      <text:p text:style-name="P5"><text:span text:style-name="T5"><text:tab/>La implementación está comentada en su totalidad en el fichero semaforos.c (ó en el correspondiente doxygen).</text:span></text:p>
      <text:p text:style-name="P5"><text:tab/><text:span text:style-name="T5">El test de esta librería se genera como el ejecutable ‘main_test’ tras utilizar el comando ‘make’. Este main realiza llamadas a funciones de la librería de test de semaforos, la especificación del funcionamiento y test realizados esta comentada en el fichero ‘semaforostest.c’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c9caa" officeooo:paragraph-rsid="0013881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Grupo : 2202</text:p>
        <text:p text:style-name="MP1">Asignatura : Sistemas operativos</text:p>
        <text:p text:style-name="MP1">Alumnos : Lucía Asencio y Rodrigo De Poo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1:38:51.503305545</meta:creation-date>
    <meta:editing-duration>PT24M55S</meta:editing-duration>
    <meta:editing-cycles>7</meta:editing-cycles>
    <meta:generator>LibreOffice/5.1.6.2$Linux_X86_64 LibreOffice_project/10m0$Build-2</meta:generator>
    <dc:date>2017-03-31T20:53:18.960979120</dc:date>
    <meta:document-statistic meta:table-count="0" meta:image-count="0" meta:object-count="0" meta:page-count="1" meta:paragraph-count="10" meta:word-count="282" meta:character-count="1712" meta:non-whitespace-character-count="1433"/>
  </office:meta>
</office:document-meta>
</file>